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Footnote">
      <style:text-properties style:font-name="Liberation Sans" officeooo:rsid="043ccc66" officeooo:paragraph-rsid="0e849f1d"/>
    </style:style>
    <style:style style:name="P21" style:family="paragraph" style:parent-style-name="Footnote">
      <style:text-properties style:font-name="Liberation Sans" officeooo:paragraph-rsid="103d6e8d"/>
    </style:style>
    <style:style style:name="P22" style:family="paragraph" style:parent-style-name="Footnote">
      <style:text-properties style:font-name="Liberation Sans" officeooo:paragraph-rsid="10491e8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9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9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92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93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>
      <style:text-properties officeooo:paragraph-rsid="0ff4e587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officeooo:rsid="04473353" style:font-size-asian="10pt" style:font-size-complex="10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4" style:family="text">
      <style:text-properties officeooo:rsid="0f0ca65a"/>
    </style:style>
    <style:style style:name="T265" style:family="text">
      <style:text-properties officeooo:rsid="0aace3cd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style:text-underline-style="none"/>
    </style:style>
    <style:style style:name="T270" style:family="text">
      <style:text-properties officeooo:rsid="108e61e7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8">LTS</text:span><text:span text:style-name="T156"><text:note text:id="ftn1" text:note-class="footnote"><text:note-citation>1</text:note-citation><text:note-body><text:p text:style-name="P21"><text:span text:style-name="T190">LTS</text:span><text:span text:style-name="T196"> </text:span><text:span text:style-name="T197">staat voor</text:span><text:span text:style-name="T198"> </text:span><text:span text:style-name="T190">Long-Term Support, langetermijnondersteuning, </text:span><text:span text:style-name="T199">en </text:span><text:span text:style-name="T201">d</text:span><text:span text:style-name="T199">eze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Strong_20_Emphasis"><text:span text:style-name="T186"> </text:span></text:span><text:span text:style-name="T207"><text:user-field-get text:name="Edition">Server</text:user-field-get></text:span><text:span text:style-name="T212"><text:s/></text:span><text:span text:style-name="T202">(codenaam </text:span><text:span text:style-name="T204">bookworm</text:span><text:span text:style-name="T202">) </text:span><text:span text:style-name="T197">van</text:span><text:span text:style-name="T200"> </text:span><text:span text:style-name="T204">juni</text:span><text:span text:style-name="T193"> </text:span><text:span text:style-name="Strong_20_Emphasis"><text:span text:style-name="T114"><text:user-field-get text:name="Releaseyear">2023</text:user-field-get></text:span></text:span><text:span text:style-name="T193"><text:s/></text:span><text:span text:style-name="T190">wordt </text:span><text:span text:style-name="T194">vijf</text:span><text:span text:style-name="T190"> jaar onder</text:span><text:span text:style-name="T203">steund</text:span><text:span text:style-name="T195"> </text:span><text:span text:style-name="T190">tot </text:span><text:span text:style-name="T204">juni</text:span><text:span text:style-name="T191"> </text:span><text:span text:style-name="T190">202</text:span><text:span text:style-name="T204">8</text:span><text:span text:style-name="T192">.</text:span></text:p></text:note-body></text:note></text:span><text:span text:style-name="T157"> </text:span><text:span text:style-name="T157"><text:user-field-get text:name="Edition">Server</text:user-field-get></text:span><text:span text:style-name="T211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64">ONDERSTREEPTE</text:span></text:span><text:span text:style-name="T1"> </text:span><text:span text:style-name="T13">woorden</text:span><text:span text:style-name="T12"> het</text:span><text:span text:style-name="Strong_20_Emphasis"><text:span text:style-name="T263"> </text:span></text:span><text:span text:style-name="Strong_20_Emphasis"><text:span text:style-name="T262">tekstvak</text:span></text:span><text:span text:style-name="T13"> </text:span><text:span text:style-name="T14">in,</text:span><text:span text:style-name="T13"> </text:span><text:span text:style-name="T213">zie </text:span><text:span text:style-name="T248">[</text:span><text:span text:style-name="T213">toelichting</text:span><text:span text:style-name="T248">]</text:span><text:span text:style-name="T13">:</text:span></text:p>
      <text:p text:style-name="P26"><text:span text:style-name="Definition"><text:span text:style-name="T17">GEBRUIKER</text:span></text:span><text:span text:style-name="T221"><text:tab/><text:tab/></text:span><text:span text:style-name="T247"> <text:tab/><text:tab/></text:span><text:span text:style-name="T222"><draw:control text:anchor-type="as-char" svg:y="-0.4cm" draw:z-index="16" draw:name="Gebruiker 3" draw:style-name="gr2" draw:text-style-name="P101" svg:width="6.4cm" svg:height="0.6cm" draw:control="control17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, bijv. </text:span><text:span text:style-name="T218">J</text:span><text:span text:style-name="T245">a</text:span><text:span text:style-name="T218">n </text:span><text:span text:style-name="T245">Jansen</text:span><text:span text:style-name="T246">]</text:span></text:p>
      <text:p text:style-name="P84"><text:span text:style-name="Definition"><text:span text:style-name="T215">g</text:span></text:span><text:span text:style-name="Definition">ebruikersnaam</text:span><text:span text:style-name="Definition"><text:span text:style-name="T269"><text:tab/></text:span></text:span><text:span text:style-name="T214"><draw:control text:anchor-type="as-char" svg:y="-0.4cm" draw:z-index="17" draw:name="Gberuikersnaam 3" draw:style-name="gr2" draw:text-style-name="P101" svg:width="6.4cm" svg:height="0.6cm" draw:control="control18"><svg:title>Gebruikersnaam</svg:title><svg:desc>Korte naam, bijv. jan</svg:desc></draw:control></text:span><text:span text:style-name="T214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6"><text:span text:style-name="Definition"><text:span text:style-name="T270">server</text:span></text:span><text:span text:style-name="Definition">NAAM</text:span><text:span text:style-name="T225"><text:tab/><text:tab/><text:tab/></text:span><draw:control text:anchor-type="as-char" svg:y="-0.4cm" draw:z-index="18" draw:name="Computernaam 2" draw:style-name="gr2" draw:text-style-name="P101" svg:width="6.4cm" svg:height="0.6cm" draw:control="control19"><svg:title>Computernaam</svg:title><svg:desc>Unieke naam van de computer</svg:desc></draw:control><text:tab/> <text:s text:c="2"/><text:span text:style-name="T228">[</text:span><text:span text:style-name="T229">N</text:span><text:span text:style-name="T226">aam van de </text:span><text:span text:style-name="T232">serv</text:span><text:span text:style-name="T226">e</text:span><text:span text:style-name="T227">r, </text:span><text:span text:style-name="T230">bijv. </text:span><text:span text:style-name="T232">sv</text:span><text:span text:style-name="T231">02</text:span><text:span text:style-name="T228">]</text:span></text:p>
      <text:p text:style-name="P26"><text:span text:style-name="Definition"><text:span text:style-name="T234">GEBRUIKER</text:span></text:span><text:span text:style-name="Definition"><text:span text:style-name="T244"><text:tab/></text:span></text:span><text:span text:style-name="T233"><text:tab/></text:span><text:span text:style-name="T247"> <text:tab/><text:tab/></text:span><text:span text:style-name="T222"><draw:control text:anchor-type="as-char" svg:y="-0.4cm" draw:z-index="19" draw:name="Gebruiker 4" draw:style-name="gr2" draw:text-style-name="P101" svg:width="6.4cm" svg:height="0.6cm" draw:control="control20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 </text:span><text:span text:style-name="T219">evt. 2</text:span><text:span text:style-name="T249">e</text:span><text:span text:style-name="T217"> gebruiker</text:span><text:span text:style-name="T220">]</text:span></text:p>
      <text:p text:style-name="P84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44"><text:tab/></text:span></text:span><text:span text:style-name="T214"><draw:control text:anchor-type="as-char" svg:y="-0.4cm" draw:z-index="20" draw:name="Gberuikersnaam 4" draw:style-name="gr2" draw:text-style-name="P101" svg:width="6.4cm" svg:height="0.6cm" draw:control="control21"><svg:title>Gebruikersnaam</svg:title><svg:desc>Korte naam, bijv. jan</svg:desc></draw:control></text:span><text:span text:style-name="T214"><text:tab/> <text:s text:c="2"/></text:span><text:span text:style-name="T237">[</text:span><text:span text:style-name="T238">K</text:span><text:span text:style-name="T236">orte naam</text:span><text:span text:style-name="T239"> </text:span><text:span text:style-name="T240">e</text:span><text:span text:style-name="T241">vt. 2</text:span><text:span text:style-name="T250">e</text:span><text:span text:style-name="T241"> </text:span><text:span text:style-name="T242">gebruiker</text:span><text:span text:style-name="T243">]</text:span></text:p>
      <text:p text:style-name="P25"><text:span text:style-name="T162">Vervang </text:span><text:span text:style-name="T165">de</text:span><text:span text:style-name="T162"> </text:span><text:span text:style-name="Definition"><text:span text:style-name="T18">ONDERSTREEPTE</text:span></text:span><text:span text:style-name="T162"> </text:span><text:span text:style-name="T163">woorden </text:span><text:span text:style-name="T162">in deze checklist door </text:span><text:span text:style-name="T165">d</text:span><text:span text:style-name="T167">i</text:span><text:span text:style-name="T165">e </text:span><text:span text:style-name="T166">in </text:span><text:span text:style-name="T167">het</text:span><text:span text:style-name="Strong_20_Emphasis"><text:span text:style-name="T44"> </text:span></text:span><text:span text:style-name="Strong_20_Emphasis"><text:span text:style-name="T57">tekstvak</text:span></text:span><text:span text:style-name="T162">.</text:span></text:p>
      <text:p text:style-name="P28"/>
      <text:p text:style-name="P28"/>
      <text:p text:style-name="P24"><text:span text:style-name="T173">Nieuwe installatie?</text:span><text:span text:style-name="T164"><text:tab/></text:span><text:span text:style-name="T169"></text:span><text:span text:style-name="T171"><text:tab/></text:span><text:span text:style-name="T170">B</text:span><text:span text:style-name="T164">egin bij hoofdstuk </text:span><text:span text:style-name="T173"><text:bookmark-ref text:reference-format="page" text:ref-name="__RefNumPara__4009_1271708128">2</text:bookmark-ref></text:span><text:span text:style-name="T173"><text:s text:c="2"/></text:span><text:span text:style-name="T174"><text:bookmark-ref text:reference-format="text" text:ref-name="__RefNumPara__4009_1271708128">Installatie uitvoeren</text:bookmark-ref></text:span><text:span text:style-name="T168">.</text:span></text:p>
      <text:p text:style-name="P23"><text:span text:style-name="Strong_20_Emphasis"><text:span text:style-name="T172"/></text:span></text:p>
      <text:p text:style-name="P23"><text:span text:style-name="Strong_20_Emphasis"><text:span text:style-name="T172"/></text:span></text:p>
      <text:list xml:id="list2605737327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8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8"><draw:control text:anchor-type="as-char" draw:z-index="11" draw:name="Vorm 2" draw:style-name="gr1" draw:text-style-name="P10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1"><text:note text:id="ftn2" text:note-class="footnote"><text:note-citation>2</text:note-citation><text:note-body><text:p text:style-name="P20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53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8"><draw:control text:anchor-type="as-char" draw:z-index="6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8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8"><draw:control text:anchor-type="as-char" draw:z-index="12" draw:name="Vorm 6" draw:style-name="gr1" draw:text-style-name="P100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2"/>
      <text:list xml:id="list82447044935065" text:continue-numbering="true" text:style-name="L1">
        <text:list-item>
          <text:p text:style-name="P95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8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87">Start de computer op vanaf</text:span><text:span text:style-name="T187"><text:note text:id="ftn4" text:note-class="footnote"><text:note-citation>1</text:note-citation><text:note-body><text:p text:style-name="P83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87"> </text:span><text:span text:style-name="T188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4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4"><text:note text:id="ftn5" text:note-class="footnote"><text:note-citation>2</text:note-citation><text:note-body><text:p text:style-name="P22"><text:span text:style-name="T251">Vanaf een </text:span><text:span text:style-name="T266">L</text:span><text:span text:style-name="T251">ive </text:span><text:span text:style-name="T267">USB</text:span><text:span text:style-name="T265">-stick</text:span><text:span text:style-name="T268"> </text:span><text:span text:style-name="T251">kunt u opstarten en </text:span><text:span text:style-name="T254">met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werken zonder enige bestanden op de harde schijf te wijzigen en maakt ook installatie van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mogelijk.</text:span></text:p></text:note-body></text:note></text:span><text:span text:style-name="T93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82"><text:span text:style-name="Strong_20_Emphasis"><text:span text:style-name="T115">Maak een opstartbare USB-stick</text:span></text:span><text:span text:style-name="Strong_20_Emphasis"><text:span text:style-name="T110">:<text:line-break/></text:span></text:span><text:span text:style-name="Strong_20_Emphasis"><text:span text:style-name="T107">D</text:span></text:span><text:span text:style-name="Strong_20_Emphasis"><text:span text:style-name="T100">ow</text:span></text:span><text:span text:style-name="Strong_20_Emphasis"><text:span text:style-name="T101">nload </text:span></text:span><text:span text:style-name="Strong_20_Emphasis"><text:span text:style-name="T98">e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1"> </text:span></text:span><text:span text:style-name="Strong_20_Emphasis"><text:span text:style-name="T108">(.iso) </text:span></text:span><text:span text:style-name="Strong_20_Emphasis"><text:span text:style-name="T104">v</text:span></text:span><text:span text:style-name="Strong_20_Emphasis"><text:span text:style-name="T105">anaf</text:span></text:span><text:span text:style-name="Strong_20_Emphasis"><text:span text:style-name="T106"> </text:span></text:span><text:a xlink:type="simple" xlink:href="https://www.debian.org/" text:style-name="Internet_20_link" text:visited-style-name="Visited_20_Internet_20_Link"><text:span text:style-name="Strong_20_Emphasis"><text:span text:style-name="T255">debian.org</text:span></text:span></text:a><text:span text:style-name="Strong_20_Emphasis"><text:span text:style-name="T106">, </text:span></text:span><text:span text:style-name="Strong_20_Emphasis"><text:span text:style-name="T109">klik </text:span></text:span><text:span text:style-name="Strong_20_Emphasis"><text:span text:style-name="T112">achtereenvolgens op </text:span></text:span><text:span text:style-name="Strong_20_Emphasis"><text:span text:style-name="T118">Other downloads</text:span></text:span><text:span text:style-name="Strong_20_Emphasis"><text:span text:style-name="T112"> (onder Download) &gt; </text:span></text:span><text:span text:style-name="Strong_20_Emphasis"><text:span text:style-name="T118">Other live ISO</text:span></text:span><text:span text:style-name="Strong_20_Emphasis"><text:span text:style-name="T112"> (o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</text:span></text:span><text:span text:style-name="Strong_20_Emphasis"><text:span text:style-name="T113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3">.</text:span></text:span><text:span text:style-name="Strong_20_Emphasis"><text:span text:style-name="T101"><text:line-break/></text:span></text:span><text:span text:style-name="Strong_20_Emphasis"><text:span text:style-name="T111">De volgende stappen staan beschreven in </text:span></text:span><text:span text:style-name="Strong_20_Emphasis"><text:span text:style-name="T116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11">, onder </text:span></text:span><text:span text:style-name="Strong_20_Emphasis"><text:span text:style-name="T116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1">Selecteer</text:span></text:span><text:span text:style-name="Strong_20_Emphasis"><text:span text:style-name="T73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0" draw:name="Vorm13_ 1" draw:style-name="gr1" draw:text-style-name="P100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80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8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70">B</text:span></text:span><text:span text:style-name="Strong_20_Emphasis"><text:span text:style-name="T74">ij</text:span></text:span><text:span text:style-name="Strong_20_Emphasis"><text:span text:style-name="T70"> </text:span></text:span><text:span text:style-name="Strong_20_Emphasis"><text:span text:style-name="T76">Het netwerk configureren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5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5" draw:name="Vorm 1" draw:style-name="gr1" draw:text-style-name="P100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4">Bij</text:span></text:span> <text:span text:style-name="T25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09">Stel geen </text:span><text:span text:style-name="T210">Root</text:span><text:span text:style-name="T209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3"> </text:span></text:span><text:span text:style-name="Definition"><text:span text:style-name="T7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4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9">wachtwoord</text:span></text:span><text:span text:style-name="Strong_20_Emphasis"><text:span text:style-name="T64">.</text:span></text:span></text:p>
          </table:table-cell>
        </table:table-row>
      </table:table>
      <text:p text:style-name="P40"><text:span text:style-name="Strong_20_Emphasis"><text:span text:style-name="T75"/></text:span></text:p>
      <text:list xml:id="list82448088871925" text:continue-numbering="true" text:style-name="L1">
        <text:list-item>
          <text:p text:style-name="P97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1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8"><draw:control text:anchor-type="as-char" draw:z-index="4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1" draw:name="Vorm4_ 1" draw:style-name="gr1" draw:text-style-name="P100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1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73">e</text:span>n<text:span text:style-name="T273">t</text:span> <text:span text:style-name="T159">'</text:span><text:span text:style-name="T160">gebruiker</text:span><text:span text:style-name="T159">' [--groups adm,sudo] </text:span><text:span text:style-name="T160">gebruiker</text:span><text:span text:style-name="T161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2" draw:name="Vorm4_ 2" draw:style-name="gr1" draw:text-style-name="P100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0">Installeer updates </text:span></text:span><text:span text:style-name="Strong_20_Emphasis"><text:span text:style-name="T28">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8"><text:span text:style-name="User_20_Entry"><text:span text:style-name="T15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8"><text:span text:style-name="User_20_Entry"><text:span text:style-name="T15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93"><text:span text:style-name="Strong_20_Emphasis"><text:span text:style-name="T65">V</text:span>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93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8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81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6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8"><draw:control text:anchor-type="as-char" draw:z-index="5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4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0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1"><text:span text:style-name="Strong_20_Emphasis"><text:span text:style-name="T37"><text:tab/></text:span></text:span></text:p>
      <text:p text:style-name="P42"><text:span text:style-name="Strong_20_Emphasis"><text:span text:style-name="T48"><text:tab/></text:span></text:span></text:p>
      <text:list xml:id="list82447020586409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8"><draw:control text:anchor-type="as-char" draw:z-index="8" draw:name="Vorm36_0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8"><draw:control text:anchor-type="as-char" draw:z-index="13" draw:name="Vorm36_ 1" draw:style-name="gr1" draw:text-style-name="P100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41"><text:note text:id="ftn8" text:note-class="footnote"><text:note-citation>1</text:note-citation><text:note-body><text:p text:style-name="P51"><text:span text:style-name="User_20_Entry"><text:span text:style-name="T99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53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9" draw:name="Vorm36_2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4" draw:name="Vorm36_ 2" draw:style-name="gr1" draw:text-style-name="P100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89">E</text:span><text:span text:style-name="T90">inde c</text:span><text:span text:style-name="T91">hecklist, </text:span><text:span text:style-name="T92">d</text:span><text:span text:style-name="T91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5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3"/>
      <text:p text:style-name="P27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0">CC0 1.0 Universeel</text:span></text:span></text:a><text:span text:style-name="Emphasis"><text:span text:style-name="T257">,</text:span></text:span><text:span text:style-name="Emphasis"><text:span text:style-name="T259"> </text:span></text:span><text:span text:style-name="Strong_20_Emphasis"><text:span text:style-name="T48"><text:user-field-get text:name="Releaseyear">2023</text:user-field-get></text:span></text:span><text:span text:style-name="Strong_20_Emphasis"><text:span text:style-name="T48">-</text:span></text:span><text:span text:style-name="Strong_20_Emphasis"><text:span text:style-name="T48"><text:date style:data-style-name="N10107" text:date-value="2024-03-10T08:24:46.111799650">2024</text:date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10T08:24:45.897464537">10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0T08:24:45.720044291</dc:date>
    <meta:keyword>Installatie</meta:keyword>
    <meta:keyword>Checklist</meta:keyword>
    <meta:keyword>Linux</meta:keyword>
    <meta:editing-cycles>6959</meta:editing-cycles>
    <meta:editing-duration>P12DT8H45M54S</meta:editing-duration>
    <meta:print-date>2021-03-23T20:07:57.967210640</meta:print-date>
    <dc:creator>Karel Zimmer</dc:creator>
    <meta:document-statistic meta:table-count="4" meta:image-count="0" meta:object-count="0" meta:page-count="4" meta:paragraph-count="89" meta:word-count="478" meta:character-count="3355" meta:non-whitespace-character-count="2908"/>
    <meta:user-defined meta:name="Info 1"/>
    <meta:user-defined meta:name="Info 2"/>
    <meta:user-defined meta:name="Info 3"/>
    <meta:user-defined meta:name="Info 4"/>
  </office:meta>
</office:document-meta>
</file>